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text-properties fo:font-size="12pt" style:font-size-asian="18pt" style:font-size-complex="18pt"/>
    </style:style>
    <style:style style:name="P20" style:family="paragraph">
      <loext:graphic-properties draw:fill="none" draw:fill-color="#ffffff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96cm" svg:height="0.313cm" svg:x="16.521cm" svg:y="13.944cm" svg:viewBox="0 0 497 314" svg:d="M0 314c125 0 497-104 497-183s-12-131-136-131c0 78-363 78-361 314z">
              <text:p/>
            </draw:path>
            <draw:g>
              <draw:polygon draw:style-name="gr2" draw:text-style-name="P2" draw:layer="layout" svg:width="0.226cm" svg:height="0.261cm" svg:x="16.338cm" svg:y="13.997cm" svg:viewBox="0 0 227 262" draw:points="0,157 45,0 227,105 181,262">
                <text:p/>
              </draw:polygon>
              <draw:polygon draw:style-name="gr3" draw:text-style-name="P3" draw:layer="layout" svg:width="0.498cm" svg:height="0.287cm" svg:x="16.383cm" svg:y="13.814cm" svg:viewBox="0 0 499 288" draw:points="0,183 91,105 227,26 318,0 499,105 408,131 272,210 181,288">
                <text:p/>
              </draw:polygon>
              <draw:path draw:style-name="gr4" draw:text-style-name="P4" draw:layer="layout" svg:width="0.407cm" svg:height="0.34cm" svg:x="16.519cm" svg:y="13.918cm" svg:viewBox="0 0 408 341" svg:d="M408 105c0-157-90-105-181-53-91 53-182 53-227 289 0 0 181-105 408-236z">
                <text:p/>
              </draw:path>
              <draw:path draw:style-name="gr5" draw:text-style-name="P5" draw:layer="layout" svg:width="0.589cm" svg:height="0.444cm" svg:x="16.338cm" svg:y="13.814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6" draw:text-style-name="P1" draw:layer="layout" svg:width="0.815cm" svg:height="0.628cm" svg:x="16.111cm" svg:y="12.687cm" svg:viewBox="0 0 816 629" svg:d="M3 629c124 0 813-27 813-262 0-236-236-367-361-367 0 78-498 52-452 629z">
              <text:p/>
            </draw:path>
            <draw:g>
              <draw:polygon draw:style-name="gr7" draw:text-style-name="P2" draw:layer="layout" svg:width="0.453cm" svg:height="0.366cm" svg:x="15.657cm" svg:y="12.949cm" svg:viewBox="0 0 454 367" draw:points="0,105 0,0 454,262 454,367">
                <text:p/>
              </draw:polygon>
              <draw:polygon draw:style-name="gr8" draw:text-style-name="P2" draw:layer="layout" svg:width="0.453cm" svg:height="0.444cm" svg:x="16.02cm" svg:y="12.556cm" svg:viewBox="0 0 454 445" draw:points="0,183 0,0 454,262 454,445">
                <text:p/>
              </draw:polygon>
              <draw:polygon draw:style-name="gr9" draw:text-style-name="P3" draw:layer="layout" svg:width="0.815cm" svg:height="0.47cm" svg:x="15.657cm" svg:y="12.739cm" svg:viewBox="0 0 816 471" draw:points="0,210 363,0 816,262 454,471">
                <text:p/>
              </draw:polygon>
              <draw:line draw:style-name="gr10" draw:text-style-name="P6" draw:layer="layout" svg:x1="16.02cm" svg:y1="12.739cm" svg:x2="16.474cm" svg:y2="13.001cm">
                <text:p/>
              </draw:line>
              <draw:polygon draw:style-name="gr11" draw:text-style-name="P4" draw:layer="layout" svg:width="0.453cm" svg:height="0.444cm" svg:x="16.111cm" svg:y="12.87cm" svg:viewBox="0 0 454 445" draw:points="0,445 0,341 363,131 363,0 454,52 454,183">
                <text:p/>
              </draw:polygon>
              <draw:polygon draw:style-name="gr12" draw:text-style-name="P2" draw:layer="layout" svg:width="1.45cm" svg:height="1.99cm" svg:x="15.158cm" svg:y="10.958cm" svg:viewBox="0 0 1451 1991" draw:points="0,1153 0,0 1451,838 1451,1991">
                <text:p/>
              </draw:polygon>
              <draw:polygon draw:style-name="gr13" draw:text-style-name="P7" draw:layer="layout" svg:width="1.36cm" svg:height="1.833cm" svg:x="15.204cm" svg:y="11.037cm" svg:viewBox="0 0 1361 1834" draw:points="0,1048 0,0 1361,786 1361,1834">
                <text:p/>
              </draw:polygon>
              <draw:polygon draw:style-name="gr14" draw:text-style-name="P3" draw:layer="layout" svg:width="1.541cm" svg:height="0.889cm" svg:x="15.158cm" svg:y="10.906cm" svg:viewBox="0 0 1542 890" draw:points="1451,890 0,52 91,0 1542,838">
                <text:p/>
              </draw:polygon>
              <draw:polygon draw:style-name="gr15" draw:text-style-name="P4" draw:layer="layout" svg:width="0.09cm" svg:height="1.204cm" svg:x="16.61cm" svg:y="11.744cm" svg:viewBox="0 0 91 1205" draw:points="0,1205 0,52 91,0 91,1153">
                <text:p/>
              </draw:polygon>
              <draw:polygon draw:style-name="gr16" draw:text-style-name="P5" draw:layer="layout" svg:width="1.541cm" svg:height="2.409cm" svg:x="15.158cm" svg:y="10.906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17" draw:text-style-name="P1" draw:layer="layout" svg:width="0.59cm" svg:height="0.313cm" svg:x="15.928cm" svg:y="13.656cm" svg:viewBox="0 0 591 314" svg:d="M3 314c125 0 588-131 588-209 0-79-12-105-136-105 0 78-499 52-452 314z">
              <text:p/>
            </draw:path>
            <draw:g>
              <draw:polygon draw:style-name="gr18" draw:text-style-name="P3" draw:layer="layout" svg:width="1.949cm" svg:height="1.126cm" svg:x="14.478cm" svg:y="12.765cm" svg:viewBox="0 0 1950 1127" draw:points="1451,1127 0,288 499,0 1950,838">
                <text:p/>
              </draw:polygon>
              <draw:polygon draw:style-name="gr19" draw:text-style-name="P8" draw:layer="layout" svg:width="1.314cm" svg:height="0.759cm" svg:x="14.614cm" svg:y="12.844cm" svg:viewBox="0 0 1315 760" draw:points="0,210 363,0 1315,550 953,760">
                <text:p/>
              </draw:polygon>
              <draw:polygon draw:style-name="gr20" draw:text-style-name="P8" draw:layer="layout" svg:width="0.634cm" svg:height="0.366cm" svg:x="15.657cm" svg:y="13.447cm" svg:viewBox="0 0 635 367" draw:points="0,210 363,0 635,157 272,367">
                <text:p/>
              </draw:polygon>
              <draw:polygon draw:style-name="gr21" draw:text-style-name="P4" draw:layer="layout" svg:width="0.498cm" svg:height="0.392cm" svg:x="15.929cm" svg:y="13.604cm" svg:viewBox="0 0 499 393" draw:points="0,393 0,288 499,0 499,105">
                <text:p/>
              </draw:polygon>
              <draw:line draw:style-name="gr22" draw:text-style-name="P6" draw:layer="layout" svg:x1="14.704cm" svg:y1="13.001cm" svg:x2="15.657cm" svg:y2="13.551cm">
                <text:p/>
              </draw:line>
              <draw:line draw:style-name="gr23" draw:text-style-name="P6" draw:layer="layout" svg:x1="14.795cm" svg:y1="12.949cm" svg:x2="15.748cm" svg:y2="13.499cm">
                <text:p/>
              </draw:line>
              <draw:line draw:style-name="gr24" draw:text-style-name="P6" draw:layer="layout" svg:x1="14.886cm" svg:y1="12.897cm" svg:x2="15.839cm" svg:y2="13.447cm">
                <text:p/>
              </draw:line>
              <draw:line draw:style-name="gr25" draw:text-style-name="P6" draw:layer="layout" svg:x1="15.748cm" svg:y1="13.394cm" svg:x2="15.839cm" svg:y2="13.342cm">
                <text:p/>
              </draw:line>
              <draw:line draw:style-name="gr26" draw:text-style-name="P6" draw:layer="layout" svg:x1="15.657cm" svg:y1="13.341cm" svg:x2="15.748cm" svg:y2="13.289cm">
                <text:p/>
              </draw:line>
              <draw:line draw:style-name="gr27" draw:text-style-name="P6" draw:layer="layout" svg:x1="15.567cm" svg:y1="13.289cm" svg:x2="15.658cm" svg:y2="13.237cm">
                <text:p/>
              </draw:line>
              <draw:line draw:style-name="gr28" draw:text-style-name="P6" draw:layer="layout" svg:x1="15.612cm" svg:y1="13.42cm" svg:x2="15.703cm" svg:y2="13.368cm">
                <text:p/>
              </draw:line>
              <draw:line draw:style-name="gr29" draw:text-style-name="P6" draw:layer="layout" svg:x1="15.521cm" svg:y1="13.368cm" svg:x2="15.612cm" svg:y2="13.316cm">
                <text:p/>
              </draw:line>
              <draw:line draw:style-name="gr30" draw:text-style-name="P6" draw:layer="layout" svg:x1="15.43cm" svg:y1="13.315cm" svg:x2="15.521cm" svg:y2="13.263cm">
                <text:p/>
              </draw:line>
              <draw:line draw:style-name="gr31" draw:text-style-name="P6" draw:layer="layout" svg:x1="15.476cm" svg:y1="13.237cm" svg:x2="15.567cm" svg:y2="13.185cm">
                <text:p/>
              </draw:line>
              <draw:line draw:style-name="gr32" draw:text-style-name="P6" draw:layer="layout" svg:x1="15.34cm" svg:y1="13.263cm" svg:x2="15.431cm" svg:y2="13.211cm">
                <text:p/>
              </draw:line>
              <draw:line draw:style-name="gr33" draw:text-style-name="P6" draw:layer="layout" svg:x1="15.385cm" svg:y1="13.184cm" svg:x2="15.476cm" svg:y2="13.132cm">
                <text:p/>
              </draw:line>
              <draw:line draw:style-name="gr34" draw:text-style-name="P6" draw:layer="layout" svg:x1="15.294cm" svg:y1="13.132cm" svg:x2="15.385cm" svg:y2="13.08cm">
                <text:p/>
              </draw:line>
              <draw:line draw:style-name="gr35" draw:text-style-name="P6" draw:layer="layout" svg:x1="15.204cm" svg:y1="13.08cm" svg:x2="15.295cm" svg:y2="13.028cm">
                <text:p/>
              </draw:line>
              <draw:line draw:style-name="gr36" draw:text-style-name="P6" draw:layer="layout" svg:x1="15.249cm" svg:y1="13.21cm" svg:x2="15.34cm" svg:y2="13.158cm">
                <text:p/>
              </draw:line>
              <draw:line draw:style-name="gr37" draw:text-style-name="P6" draw:layer="layout" svg:x1="15.158cm" svg:y1="13.158cm" svg:x2="15.249cm" svg:y2="13.106cm">
                <text:p/>
              </draw:line>
              <draw:line draw:style-name="gr38" draw:text-style-name="P6" draw:layer="layout" svg:x1="15.068cm" svg:y1="13.106cm" svg:x2="15.159cm" svg:y2="13.054cm">
                <text:p/>
              </draw:line>
              <draw:line draw:style-name="gr39" draw:text-style-name="P6" draw:layer="layout" svg:x1="15.113cm" svg:y1="13.027cm" svg:x2="15.204cm" svg:y2="12.975cm">
                <text:p/>
              </draw:line>
              <draw:line draw:style-name="gr40" draw:text-style-name="P6" draw:layer="layout" svg:x1="14.977cm" svg:y1="13.053cm" svg:x2="15.068cm" svg:y2="13.001cm">
                <text:p/>
              </draw:line>
              <draw:line draw:style-name="gr41" draw:text-style-name="P6" draw:layer="layout" svg:x1="15.022cm" svg:y1="12.975cm" svg:x2="15.113cm" svg:y2="12.923cm">
                <text:p/>
              </draw:line>
              <draw:line draw:style-name="gr42" draw:text-style-name="P6" draw:layer="layout" svg:x1="14.932cm" svg:y1="12.922cm" svg:x2="15.023cm" svg:y2="12.87cm">
                <text:p/>
              </draw:line>
              <draw:line draw:style-name="gr43" draw:text-style-name="P6" draw:layer="layout" svg:x1="14.886cm" svg:y1="13.001cm" svg:x2="14.977cm" svg:y2="12.949cm">
                <text:p/>
              </draw:line>
              <draw:line draw:style-name="gr44" draw:text-style-name="P6" draw:layer="layout" svg:x1="15.476cm" svg:y1="13.446cm" svg:x2="15.567cm" svg:y2="13.394cm">
                <text:p/>
              </draw:line>
              <draw:line draw:style-name="gr45" draw:text-style-name="P6" draw:layer="layout" svg:x1="15.385cm" svg:y1="13.394cm" svg:x2="15.476cm" svg:y2="13.342cm">
                <text:p/>
              </draw:line>
              <draw:line draw:style-name="gr46" draw:text-style-name="P6" draw:layer="layout" svg:x1="15.294cm" svg:y1="13.341cm" svg:x2="15.385cm" svg:y2="13.289cm">
                <text:p/>
              </draw:line>
              <draw:line draw:style-name="gr47" draw:text-style-name="P6" draw:layer="layout" svg:x1="15.249cm" svg:y1="13.42cm" svg:x2="15.34cm" svg:y2="13.368cm">
                <text:p/>
              </draw:line>
              <draw:line draw:style-name="gr48" draw:text-style-name="P6" draw:layer="layout" svg:x1="15.158cm" svg:y1="13.368cm" svg:x2="15.249cm" svg:y2="13.316cm">
                <text:p/>
              </draw:line>
              <draw:line draw:style-name="gr49" draw:text-style-name="P6" draw:layer="layout" svg:x1="15.204cm" svg:y1="13.289cm" svg:x2="15.295cm" svg:y2="13.237cm">
                <text:p/>
              </draw:line>
              <draw:line draw:style-name="gr50" draw:text-style-name="P6" draw:layer="layout" svg:x1="15.113cm" svg:y1="13.237cm" svg:x2="15.204cm" svg:y2="13.185cm">
                <text:p/>
              </draw:line>
              <draw:line draw:style-name="gr51" draw:text-style-name="P6" draw:layer="layout" svg:x1="15.022cm" svg:y1="13.184cm" svg:x2="15.113cm" svg:y2="13.132cm">
                <text:p/>
              </draw:line>
              <draw:line draw:style-name="gr52" draw:text-style-name="P6" draw:layer="layout" svg:x1="14.932cm" svg:y1="13.132cm" svg:x2="15.023cm" svg:y2="13.08cm">
                <text:p/>
              </draw:line>
              <draw:line draw:style-name="gr53" draw:text-style-name="P6" draw:layer="layout" svg:x1="14.795cm" svg:y1="13.158cm" svg:x2="14.886cm" svg:y2="13.106cm">
                <text:p/>
              </draw:line>
              <draw:line draw:style-name="gr54" draw:text-style-name="P6" draw:layer="layout" svg:x1="14.841cm" svg:y1="13.08cm" svg:x2="14.932cm" svg:y2="13.028cm">
                <text:p/>
              </draw:line>
              <draw:line draw:style-name="gr55" draw:text-style-name="P6" draw:layer="layout" svg:x1="14.704cm" svg:y1="13.106cm" svg:x2="14.795cm" svg:y2="13.054cm">
                <text:p/>
              </draw:line>
              <draw:line draw:style-name="gr56" draw:text-style-name="P6" draw:layer="layout" svg:x1="15.43cm" svg:y1="13.525cm" svg:x2="15.521cm" svg:y2="13.473cm">
                <text:p/>
              </draw:line>
              <draw:line draw:style-name="gr57" draw:text-style-name="P6" draw:layer="layout" svg:x1="15.34cm" svg:y1="13.473cm" svg:x2="15.431cm" svg:y2="13.421cm">
                <text:p/>
              </draw:line>
              <draw:line draw:style-name="gr58" draw:text-style-name="P6" draw:layer="layout" svg:x1="15.748cm" svg:y1="13.709cm" svg:x2="16.111cm" svg:y2="13.499cm">
                <text:p/>
              </draw:line>
              <draw:line draw:style-name="gr59" draw:text-style-name="P6" draw:layer="layout" svg:x1="15.839cm" svg:y1="13.761cm" svg:x2="16.202cm" svg:y2="13.551cm">
                <text:p/>
              </draw:line>
              <draw:line draw:style-name="gr60" draw:text-style-name="P6" draw:layer="layout" svg:x1="15.929cm" svg:y1="13.499cm" svg:x2="16.201cm" svg:y2="13.656cm">
                <text:p/>
              </draw:line>
              <draw:line draw:style-name="gr61" draw:text-style-name="P6" draw:layer="layout" svg:x1="15.839cm" svg:y1="13.551cm" svg:x2="16.111cm" svg:y2="13.708cm">
                <text:p/>
              </draw:line>
              <draw:line draw:style-name="gr62" draw:text-style-name="P6" draw:layer="layout" svg:x1="15.748cm" svg:y1="13.604cm" svg:x2="15.929cm" svg:y2="13.709cm">
                <text:p/>
              </draw:line>
              <draw:polygon draw:style-name="gr63" draw:text-style-name="P2" draw:layer="layout" svg:width="1.45cm" svg:height="0.942cm" svg:x="14.478cm" svg:y="13.054cm" svg:viewBox="0 0 1451 943" draw:points="0,105 0,0 1451,838 1451,943">
                <text:p/>
              </draw:polygon>
              <draw:polygon draw:style-name="gr64" draw:text-style-name="P5" draw:layer="layout" svg:width="1.949cm" svg:height="1.23cm" svg:x="14.478cm" svg:y="12.765cm" svg:viewBox="0 0 1950 1231" draw:points="499,0 1950,838 1950,943 1451,1231 0,393 0,288">
                <text:p/>
              </draw:polygon>
            </draw:g>
          </draw:g>
        </draw:g>
        <draw:g xml:id="id1" draw:id="id1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96cm" svg:height="0.313cm" svg:x="16.505cm" svg:y="9.448cm" svg:viewBox="0 0 497 314" svg:d="M0 314c125 0 497-104 497-183s-12-131-136-131c0 78-363 78-361 314z">
              <text:p/>
            </draw:path>
            <draw:g>
              <draw:polygon draw:style-name="gr66" draw:text-style-name="P2" draw:layer="layout" svg:width="0.226cm" svg:height="0.261cm" svg:x="16.322cm" svg:y="9.501cm" svg:viewBox="0 0 227 262" draw:points="0,157 45,0 227,105 181,262">
                <text:p/>
              </draw:polygon>
              <draw:polygon draw:style-name="gr67" draw:text-style-name="P3" draw:layer="layout" svg:width="0.498cm" svg:height="0.287cm" svg:x="16.367cm" svg:y="9.318cm" svg:viewBox="0 0 499 288" draw:points="0,183 91,105 227,26 318,0 499,105 408,131 272,210 181,288">
                <text:p/>
              </draw:polygon>
              <draw:path draw:style-name="gr68" draw:text-style-name="P4" draw:layer="layout" svg:width="0.407cm" svg:height="0.34cm" svg:x="16.503cm" svg:y="9.422cm" svg:viewBox="0 0 408 341" svg:d="M408 105c0-157-90-105-181-53-91 53-182 53-227 289 0 0 181-105 408-236z">
                <text:p/>
              </draw:path>
              <draw:path draw:style-name="gr69" draw:text-style-name="P5" draw:layer="layout" svg:width="0.589cm" svg:height="0.444cm" svg:x="16.322cm" svg:y="9.318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70" draw:text-style-name="P1" draw:layer="layout" svg:width="0.815cm" svg:height="0.628cm" svg:x="16.095cm" svg:y="8.191cm" svg:viewBox="0 0 816 629" svg:d="M3 629c124 0 813-27 813-262 0-236-236-367-361-367 0 78-498 52-452 629z">
              <text:p/>
            </draw:path>
            <draw:g>
              <draw:polygon draw:style-name="gr71" draw:text-style-name="P2" draw:layer="layout" svg:width="0.453cm" svg:height="0.366cm" svg:x="15.641cm" svg:y="8.453cm" svg:viewBox="0 0 454 367" draw:points="0,105 0,0 454,262 454,367">
                <text:p/>
              </draw:polygon>
              <draw:polygon draw:style-name="gr72" draw:text-style-name="P2" draw:layer="layout" svg:width="0.453cm" svg:height="0.444cm" svg:x="16.004cm" svg:y="8.06cm" svg:viewBox="0 0 454 445" draw:points="0,183 0,0 454,262 454,445">
                <text:p/>
              </draw:polygon>
              <draw:polygon draw:style-name="gr73" draw:text-style-name="P3" draw:layer="layout" svg:width="0.815cm" svg:height="0.47cm" svg:x="15.641cm" svg:y="8.243cm" svg:viewBox="0 0 816 471" draw:points="0,210 363,0 816,262 454,471">
                <text:p/>
              </draw:polygon>
              <draw:line draw:style-name="gr74" draw:text-style-name="P6" draw:layer="layout" svg:x1="16.004cm" svg:y1="8.243cm" svg:x2="16.458cm" svg:y2="8.505cm">
                <text:p/>
              </draw:line>
              <draw:polygon draw:style-name="gr75" draw:text-style-name="P4" draw:layer="layout" svg:width="0.453cm" svg:height="0.444cm" svg:x="16.095cm" svg:y="8.374cm" svg:viewBox="0 0 454 445" draw:points="0,445 0,341 363,131 363,0 454,52 454,183">
                <text:p/>
              </draw:polygon>
              <draw:polygon draw:style-name="gr76" draw:text-style-name="P2" draw:layer="layout" svg:width="1.45cm" svg:height="1.99cm" svg:x="15.142cm" svg:y="6.462cm" svg:viewBox="0 0 1451 1991" draw:points="0,1153 0,0 1451,838 1451,1991">
                <text:p/>
              </draw:polygon>
              <draw:polygon draw:style-name="gr77" draw:text-style-name="P7" draw:layer="layout" svg:width="1.36cm" svg:height="1.833cm" svg:x="15.188cm" svg:y="6.541cm" svg:viewBox="0 0 1361 1834" draw:points="0,1048 0,0 1361,786 1361,1834">
                <text:p/>
              </draw:polygon>
              <draw:polygon draw:style-name="gr78" draw:text-style-name="P3" draw:layer="layout" svg:width="1.541cm" svg:height="0.889cm" svg:x="15.142cm" svg:y="6.41cm" svg:viewBox="0 0 1542 890" draw:points="1451,890 0,52 91,0 1542,838">
                <text:p/>
              </draw:polygon>
              <draw:polygon draw:style-name="gr79" draw:text-style-name="P4" draw:layer="layout" svg:width="0.09cm" svg:height="1.204cm" svg:x="16.594cm" svg:y="7.248cm" svg:viewBox="0 0 91 1205" draw:points="0,1205 0,52 91,0 91,1153">
                <text:p/>
              </draw:polygon>
              <draw:polygon draw:style-name="gr80" draw:text-style-name="P5" draw:layer="layout" svg:width="1.541cm" svg:height="2.409cm" svg:x="15.142cm" svg:y="6.41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81" draw:text-style-name="P1" draw:layer="layout" svg:width="0.59cm" svg:height="0.313cm" svg:x="15.912cm" svg:y="9.16cm" svg:viewBox="0 0 591 314" svg:d="M3 314c125 0 588-131 588-209 0-79-12-105-136-105 0 78-499 52-452 314z">
              <text:p/>
            </draw:path>
            <draw:g>
              <draw:polygon draw:style-name="gr82" draw:text-style-name="P3" draw:layer="layout" svg:width="1.949cm" svg:height="1.126cm" svg:x="14.462cm" svg:y="8.269cm" svg:viewBox="0 0 1950 1127" draw:points="1451,1127 0,288 499,0 1950,838">
                <text:p/>
              </draw:polygon>
              <draw:polygon draw:style-name="gr83" draw:text-style-name="P8" draw:layer="layout" svg:width="1.314cm" svg:height="0.759cm" svg:x="14.598cm" svg:y="8.348cm" svg:viewBox="0 0 1315 760" draw:points="0,210 363,0 1315,550 953,760">
                <text:p/>
              </draw:polygon>
              <draw:polygon draw:style-name="gr84" draw:text-style-name="P8" draw:layer="layout" svg:width="0.634cm" svg:height="0.366cm" svg:x="15.641cm" svg:y="8.951cm" svg:viewBox="0 0 635 367" draw:points="0,210 363,0 635,157 272,367">
                <text:p/>
              </draw:polygon>
              <draw:polygon draw:style-name="gr85" draw:text-style-name="P4" draw:layer="layout" svg:width="0.498cm" svg:height="0.392cm" svg:x="15.913cm" svg:y="9.108cm" svg:viewBox="0 0 499 393" draw:points="0,393 0,288 499,0 499,105">
                <text:p/>
              </draw:polygon>
              <draw:line draw:style-name="gr86" draw:text-style-name="P6" draw:layer="layout" svg:x1="14.688cm" svg:y1="8.505cm" svg:x2="15.641cm" svg:y2="9.055cm">
                <text:p/>
              </draw:line>
              <draw:line draw:style-name="gr87" draw:text-style-name="P6" draw:layer="layout" svg:x1="14.779cm" svg:y1="8.453cm" svg:x2="15.732cm" svg:y2="9.003cm">
                <text:p/>
              </draw:line>
              <draw:line draw:style-name="gr88" draw:text-style-name="P6" draw:layer="layout" svg:x1="14.87cm" svg:y1="8.401cm" svg:x2="15.823cm" svg:y2="8.951cm">
                <text:p/>
              </draw:line>
              <draw:line draw:style-name="gr89" draw:text-style-name="P6" draw:layer="layout" svg:x1="15.732cm" svg:y1="8.898cm" svg:x2="15.823cm" svg:y2="8.846cm">
                <text:p/>
              </draw:line>
              <draw:line draw:style-name="gr90" draw:text-style-name="P6" draw:layer="layout" svg:x1="15.641cm" svg:y1="8.845cm" svg:x2="15.732cm" svg:y2="8.793cm">
                <text:p/>
              </draw:line>
              <draw:line draw:style-name="gr91" draw:text-style-name="P6" draw:layer="layout" svg:x1="15.551cm" svg:y1="8.793cm" svg:x2="15.642cm" svg:y2="8.741cm">
                <text:p/>
              </draw:line>
              <draw:line draw:style-name="gr92" draw:text-style-name="P6" draw:layer="layout" svg:x1="15.596cm" svg:y1="8.924cm" svg:x2="15.687cm" svg:y2="8.872cm">
                <text:p/>
              </draw:line>
              <draw:line draw:style-name="gr93" draw:text-style-name="P6" draw:layer="layout" svg:x1="15.505cm" svg:y1="8.872cm" svg:x2="15.596cm" svg:y2="8.82cm">
                <text:p/>
              </draw:line>
              <draw:line draw:style-name="gr94" draw:text-style-name="P6" draw:layer="layout" svg:x1="15.414cm" svg:y1="8.819cm" svg:x2="15.505cm" svg:y2="8.767cm">
                <text:p/>
              </draw:line>
              <draw:line draw:style-name="gr95" draw:text-style-name="P6" draw:layer="layout" svg:x1="15.46cm" svg:y1="8.741cm" svg:x2="15.551cm" svg:y2="8.689cm">
                <text:p/>
              </draw:line>
              <draw:line draw:style-name="gr96" draw:text-style-name="P6" draw:layer="layout" svg:x1="15.323cm" svg:y1="8.767cm" svg:x2="15.414cm" svg:y2="8.715cm">
                <text:p/>
              </draw:line>
              <draw:line draw:style-name="gr97" draw:text-style-name="P6" draw:layer="layout" svg:x1="15.369cm" svg:y1="8.688cm" svg:x2="15.46cm" svg:y2="8.636cm">
                <text:p/>
              </draw:line>
              <draw:line draw:style-name="gr98" draw:text-style-name="P6" draw:layer="layout" svg:x1="15.278cm" svg:y1="8.636cm" svg:x2="15.369cm" svg:y2="8.584cm">
                <text:p/>
              </draw:line>
              <draw:line draw:style-name="gr99" draw:text-style-name="P6" draw:layer="layout" svg:x1="15.188cm" svg:y1="8.584cm" svg:x2="15.279cm" svg:y2="8.532cm">
                <text:p/>
              </draw:line>
              <draw:line draw:style-name="gr100" draw:text-style-name="P6" draw:layer="layout" svg:x1="15.233cm" svg:y1="8.714cm" svg:x2="15.324cm" svg:y2="8.662cm">
                <text:p/>
              </draw:line>
              <draw:line draw:style-name="gr101" draw:text-style-name="P6" draw:layer="layout" svg:x1="15.142cm" svg:y1="8.662cm" svg:x2="15.233cm" svg:y2="8.61cm">
                <text:p/>
              </draw:line>
              <draw:line draw:style-name="gr102" draw:text-style-name="P6" draw:layer="layout" svg:x1="15.052cm" svg:y1="8.61cm" svg:x2="15.143cm" svg:y2="8.558cm">
                <text:p/>
              </draw:line>
              <draw:line draw:style-name="gr103" draw:text-style-name="P6" draw:layer="layout" svg:x1="15.097cm" svg:y1="8.531cm" svg:x2="15.188cm" svg:y2="8.479cm">
                <text:p/>
              </draw:line>
              <draw:line draw:style-name="gr104" draw:text-style-name="P6" draw:layer="layout" svg:x1="14.961cm" svg:y1="8.557cm" svg:x2="15.052cm" svg:y2="8.505cm">
                <text:p/>
              </draw:line>
              <draw:line draw:style-name="gr105" draw:text-style-name="P6" draw:layer="layout" svg:x1="15.006cm" svg:y1="8.479cm" svg:x2="15.097cm" svg:y2="8.427cm">
                <text:p/>
              </draw:line>
              <draw:line draw:style-name="gr106" draw:text-style-name="P6" draw:layer="layout" svg:x1="14.915cm" svg:y1="8.426cm" svg:x2="15.006cm" svg:y2="8.374cm">
                <text:p/>
              </draw:line>
              <draw:line draw:style-name="gr107" draw:text-style-name="P6" draw:layer="layout" svg:x1="14.87cm" svg:y1="8.505cm" svg:x2="14.961cm" svg:y2="8.453cm">
                <text:p/>
              </draw:line>
              <draw:line draw:style-name="gr108" draw:text-style-name="P6" draw:layer="layout" svg:x1="15.46cm" svg:y1="8.95cm" svg:x2="15.551cm" svg:y2="8.898cm">
                <text:p/>
              </draw:line>
              <draw:line draw:style-name="gr109" draw:text-style-name="P6" draw:layer="layout" svg:x1="15.369cm" svg:y1="8.898cm" svg:x2="15.46cm" svg:y2="8.846cm">
                <text:p/>
              </draw:line>
              <draw:line draw:style-name="gr110" draw:text-style-name="P6" draw:layer="layout" svg:x1="15.278cm" svg:y1="8.845cm" svg:x2="15.369cm" svg:y2="8.793cm">
                <text:p/>
              </draw:line>
              <draw:line draw:style-name="gr111" draw:text-style-name="P6" draw:layer="layout" svg:x1="15.233cm" svg:y1="8.924cm" svg:x2="15.324cm" svg:y2="8.872cm">
                <text:p/>
              </draw:line>
              <draw:line draw:style-name="gr112" draw:text-style-name="P6" draw:layer="layout" svg:x1="15.142cm" svg:y1="8.872cm" svg:x2="15.233cm" svg:y2="8.82cm">
                <text:p/>
              </draw:line>
              <draw:line draw:style-name="gr113" draw:text-style-name="P6" draw:layer="layout" svg:x1="15.188cm" svg:y1="8.793cm" svg:x2="15.279cm" svg:y2="8.741cm">
                <text:p/>
              </draw:line>
              <draw:line draw:style-name="gr114" draw:text-style-name="P6" draw:layer="layout" svg:x1="15.097cm" svg:y1="8.741cm" svg:x2="15.188cm" svg:y2="8.689cm">
                <text:p/>
              </draw:line>
              <draw:line draw:style-name="gr115" draw:text-style-name="P6" draw:layer="layout" svg:x1="15.006cm" svg:y1="8.688cm" svg:x2="15.097cm" svg:y2="8.636cm">
                <text:p/>
              </draw:line>
              <draw:line draw:style-name="gr116" draw:text-style-name="P6" draw:layer="layout" svg:x1="14.915cm" svg:y1="8.636cm" svg:x2="15.006cm" svg:y2="8.584cm">
                <text:p/>
              </draw:line>
              <draw:line draw:style-name="gr117" draw:text-style-name="P6" draw:layer="layout" svg:x1="14.779cm" svg:y1="8.662cm" svg:x2="14.87cm" svg:y2="8.61cm">
                <text:p/>
              </draw:line>
              <draw:line draw:style-name="gr118" draw:text-style-name="P6" draw:layer="layout" svg:x1="14.825cm" svg:y1="8.584cm" svg:x2="14.916cm" svg:y2="8.532cm">
                <text:p/>
              </draw:line>
              <draw:line draw:style-name="gr119" draw:text-style-name="P6" draw:layer="layout" svg:x1="14.688cm" svg:y1="8.61cm" svg:x2="14.779cm" svg:y2="8.558cm">
                <text:p/>
              </draw:line>
              <draw:line draw:style-name="gr120" draw:text-style-name="P6" draw:layer="layout" svg:x1="15.414cm" svg:y1="9.029cm" svg:x2="15.505cm" svg:y2="8.977cm">
                <text:p/>
              </draw:line>
              <draw:line draw:style-name="gr121" draw:text-style-name="P6" draw:layer="layout" svg:x1="15.323cm" svg:y1="8.977cm" svg:x2="15.414cm" svg:y2="8.925cm">
                <text:p/>
              </draw:line>
              <draw:line draw:style-name="gr122" draw:text-style-name="P6" draw:layer="layout" svg:x1="15.732cm" svg:y1="9.213cm" svg:x2="16.095cm" svg:y2="9.003cm">
                <text:p/>
              </draw:line>
              <draw:line draw:style-name="gr123" draw:text-style-name="P6" draw:layer="layout" svg:x1="15.823cm" svg:y1="9.265cm" svg:x2="16.186cm" svg:y2="9.055cm">
                <text:p/>
              </draw:line>
              <draw:line draw:style-name="gr124" draw:text-style-name="P6" draw:layer="layout" svg:x1="15.913cm" svg:y1="9.003cm" svg:x2="16.185cm" svg:y2="9.16cm">
                <text:p/>
              </draw:line>
              <draw:line draw:style-name="gr125" draw:text-style-name="P6" draw:layer="layout" svg:x1="15.823cm" svg:y1="9.055cm" svg:x2="16.095cm" svg:y2="9.212cm">
                <text:p/>
              </draw:line>
              <draw:line draw:style-name="gr126" draw:text-style-name="P6" draw:layer="layout" svg:x1="15.732cm" svg:y1="9.108cm" svg:x2="15.913cm" svg:y2="9.213cm">
                <text:p/>
              </draw:line>
              <draw:polygon draw:style-name="gr127" draw:text-style-name="P2" draw:layer="layout" svg:width="1.45cm" svg:height="0.942cm" svg:x="14.462cm" svg:y="8.558cm" svg:viewBox="0 0 1451 943" draw:points="0,105 0,0 1451,838 1451,943">
                <text:p/>
              </draw:polygon>
              <draw:polygon draw:style-name="gr128" draw:text-style-name="P5" draw:layer="layout" svg:width="1.949cm" svg:height="1.23cm" svg:x="14.462cm" svg:y="8.269cm" svg:viewBox="0 0 1950 1231" draw:points="499,0 1950,838 1950,943 1451,1231 0,393 0,288">
                <text:p/>
              </draw:polygon>
            </draw:g>
          </draw:g>
        </draw:g>
        <draw:g xml:id="id2" draw:id="id2"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4.318cm" svg:y="-1.25cm"/>
          <draw:glue-point draw:id="29" svg:x="-4.148cm" svg:y="-1.562cm"/>
          <draw:glue-point draw:id="30" svg:x="-3.978cm" svg:y="-0.937cm"/>
          <draw:glue-point draw:id="31" svg:x="-3.637cm" svg:y="-1.25cm"/>
          <draw:glue-point draw:id="32" svg:x="-3.637cm" svg:y="-0.468cm"/>
          <draw:glue-point draw:id="33" svg:x="-3.298cm" svg:y="-0.937cm"/>
          <draw:glue-point draw:id="34" svg:x="-3.298cm" svg:y="-0.312cm"/>
          <draw:glue-point draw:id="35" svg:x="-2.787cm" svg:y="-0.312cm"/>
          <draw:glue-point draw:id="36" svg:x="-2.787cm" svg:y="0.312cm"/>
          <draw:glue-point draw:id="37" svg:x="-2.447cm" svg:y="0cm"/>
          <draw:glue-point draw:id="38" svg:x="-2.447cm" svg:y="0.781cm"/>
          <draw:glue-point draw:id="39" svg:x="-2.106cm" svg:y="0.312cm"/>
          <draw:glue-point draw:id="40" svg:x="-2.106cm" svg:y="0.937cm"/>
          <draw:glue-point draw:id="41" svg:x="-1.767cm" svg:y="0.468cm"/>
          <draw:glue-point draw:id="42" svg:x="-1.767cm" svg:y="1.25cm"/>
          <draw:glue-point draw:id="43" svg:x="-1.256cm" svg:y="1.093cm"/>
          <draw:glue-point draw:id="44" svg:x="-1.256cm" svg:y="1.718cm"/>
          <draw:glue-point draw:id="45" svg:x="-0.915cm" svg:y="1.406cm"/>
          <draw:glue-point draw:id="46" svg:x="-0.405cm" svg:y="1.718cm"/>
          <draw:glue-point draw:id="47" svg:x="-0.575cm" svg:y="2.343cm"/>
          <draw:glue-point draw:id="48" svg:x="-0.064cm" svg:y="2.031cm"/>
          <draw:glue-point draw:id="49" svg:x="-0.064cm" svg:y="2.812cm"/>
          <draw:glue-point draw:id="50" svg:x="-0.575cm" svg:y="-0.312cm"/>
          <draw:path draw:style-name="gr129" draw:text-style-name="P1" draw:layer="layout" svg:width="1.042cm" svg:height="0.839cm" svg:x="11.895cm" svg:y="15.324cm" svg:viewBox="0 0 1043 840" svg:d="M0 840c159 0 1043-336 1043-504s-421-336-580-336c0 101-463 705-463 840z">
            <text:p/>
          </draw:path>
          <draw:g>
            <draw:polygon draw:style-name="gr130" draw:text-style-name="P2" draw:layer="layout" svg:width="2.027cm" svg:height="1.511cm" svg:x="9.752cm" svg:y="14.585cm" svg:viewBox="0 0 2028 1512" draw:points="0,336 0,0 2028,1176 2028,1512">
              <text:p/>
            </draw:polygon>
            <draw:polygon draw:style-name="gr131" draw:text-style-name="P9" draw:layer="layout" svg:width="0.868cm" svg:height="0.839cm" svg:x="11.779cm" svg:y="15.257cm" svg:viewBox="0 0 869 840" draw:points="0,840 0,504 869,0 869,336">
              <text:p/>
            </draw:polygon>
            <draw:polygon draw:style-name="gr132" draw:text-style-name="P3" draw:layer="layout" svg:width="2.895cm" svg:height="1.679cm" svg:x="9.752cm" svg:y="14.081cm" svg:viewBox="0 0 2896 1680" draw:points="2028,1680 0,504 869,0 2896,1176">
              <text:p/>
            </draw:polygon>
            <draw:polygon draw:style-name="gr133" draw:text-style-name="P10" draw:layer="layout" svg:width="0.115cm" svg:height="0.201cm" svg:x="11.548cm" svg:y="15.727cm" svg:viewBox="0 0 116 202" draw:points="0,134 0,0 116,67 116,202">
              <text:p/>
            </draw:polygon>
            <draw:polygon draw:style-name="gr134" draw:text-style-name="P2" draw:layer="layout" svg:width="0.115cm" svg:height="0.402cm" svg:x="9.636cm" svg:y="14.518cm" svg:viewBox="0 0 116 403" draw:points="0,336 0,0 116,67 116,403">
              <text:p/>
            </draw:polygon>
            <draw:polygon draw:style-name="gr135" draw:text-style-name="P2" draw:layer="layout" svg:width="0.115cm" svg:height="0.402cm" svg:x="11.779cm" svg:y="15.761cm" svg:viewBox="0 0 116 403" draw:points="0,336 0,0 116,67 116,403">
              <text:p/>
            </draw:polygon>
            <draw:polygon draw:style-name="gr136" draw:text-style-name="P5" draw:layer="layout" svg:width="3.011cm" svg:height="2.082cm" svg:x="9.636cm" svg:y="14.081cm" svg:viewBox="0 0 3012 2083" draw:points="0,773 0,437 116,504 985,0 3012,1176 3012,1512 2259,1949 2259,2083">
              <text:p/>
            </draw:polygon>
            <draw:polygon draw:style-name="gr137" draw:text-style-name="P11" draw:layer="layout" svg:width="0.057cm" svg:height="0.1cm" svg:x="9.81cm" svg:y="14.82cm" svg:viewBox="0 0 58 101" draw:points="0,67 0,0 58,33 58,101">
              <text:p/>
            </draw:polygon>
            <draw:polygon draw:style-name="gr138" draw:text-style-name="P11" draw:layer="layout" svg:width="0.057cm" svg:height="0.1cm" svg:x="9.81cm" svg:y="14.686cm" svg:viewBox="0 0 58 101" draw:points="0,67 0,0 58,33 58,101">
              <text:p/>
            </draw:polygon>
            <draw:polygon draw:style-name="gr139" draw:text-style-name="P11" draw:layer="layout" svg:width="0.057cm" svg:height="0.1cm" svg:x="9.926cm" svg:y="14.887cm" svg:viewBox="0 0 58 101" draw:points="0,67 0,0 58,33 58,101">
              <text:p/>
            </draw:polygon>
            <draw:polygon draw:style-name="gr140" draw:text-style-name="P11" draw:layer="layout" svg:width="0.057cm" svg:height="0.1cm" svg:x="9.926cm" svg:y="14.753cm" svg:viewBox="0 0 58 101" draw:points="0,67 0,0 58,33 58,101">
              <text:p/>
            </draw:polygon>
            <draw:polygon draw:style-name="gr141" draw:text-style-name="P11" draw:layer="layout" svg:width="0.057cm" svg:height="0.1cm" svg:x="10.042cm" svg:y="14.955cm" svg:viewBox="0 0 58 101" draw:points="0,67 0,0 58,33 58,101">
              <text:p/>
            </draw:polygon>
            <draw:polygon draw:style-name="gr142" draw:text-style-name="P11" draw:layer="layout" svg:width="0.057cm" svg:height="0.1cm" svg:x="10.042cm" svg:y="14.82cm" svg:viewBox="0 0 58 101" draw:points="0,67 0,0 58,33 58,101">
              <text:p/>
            </draw:polygon>
            <draw:polygon draw:style-name="gr143" draw:text-style-name="P11" draw:layer="layout" svg:width="0.057cm" svg:height="0.1cm" svg:x="10.157cm" svg:y="15.022cm" svg:viewBox="0 0 58 101" draw:points="0,67 0,0 58,33 58,101">
              <text:p/>
            </draw:polygon>
            <draw:polygon draw:style-name="gr144" draw:text-style-name="P11" draw:layer="layout" svg:width="0.057cm" svg:height="0.1cm" svg:x="10.157cm" svg:y="14.887cm" svg:viewBox="0 0 58 101" draw:points="0,67 0,0 58,33 58,101">
              <text:p/>
            </draw:polygon>
            <draw:polygon draw:style-name="gr145" draw:text-style-name="P11" draw:layer="layout" svg:width="0.057cm" svg:height="0.1cm" svg:x="10.331cm" svg:y="15.123cm" svg:viewBox="0 0 58 101" draw:points="0,67 0,0 58,33 58,101">
              <text:p/>
            </draw:polygon>
            <draw:polygon draw:style-name="gr146" draw:text-style-name="P11" draw:layer="layout" svg:width="0.057cm" svg:height="0.1cm" svg:x="10.331cm" svg:y="14.988cm" svg:viewBox="0 0 58 101" draw:points="0,67 0,0 58,33 58,101">
              <text:p/>
            </draw:polygon>
            <draw:polygon draw:style-name="gr147" draw:text-style-name="P11" draw:layer="layout" svg:width="0.057cm" svg:height="0.1cm" svg:x="10.447cm" svg:y="15.19cm" svg:viewBox="0 0 58 101" draw:points="0,67 0,0 58,33 58,101">
              <text:p/>
            </draw:polygon>
            <draw:polygon draw:style-name="gr148" draw:text-style-name="P11" draw:layer="layout" svg:width="0.057cm" svg:height="0.1cm" svg:x="10.447cm" svg:y="15.055cm" svg:viewBox="0 0 58 101" draw:points="0,67 0,0 58,33 58,101">
              <text:p/>
            </draw:polygon>
            <draw:polygon draw:style-name="gr149" draw:text-style-name="P11" draw:layer="layout" svg:width="0.057cm" svg:height="0.1cm" svg:x="10.563cm" svg:y="15.257cm" svg:viewBox="0 0 58 101" draw:points="0,67 0,0 58,33 58,101">
              <text:p/>
            </draw:polygon>
            <draw:polygon draw:style-name="gr150" draw:text-style-name="P11" draw:layer="layout" svg:width="0.057cm" svg:height="0.1cm" svg:x="10.563cm" svg:y="15.123cm" svg:viewBox="0 0 58 101" draw:points="0,67 0,0 58,33 58,101">
              <text:p/>
            </draw:polygon>
            <draw:polygon draw:style-name="gr151" draw:text-style-name="P11" draw:layer="layout" svg:width="0.057cm" svg:height="0.1cm" svg:x="10.679cm" svg:y="15.324cm" svg:viewBox="0 0 58 101" draw:points="0,67 0,0 58,33 58,101">
              <text:p/>
            </draw:polygon>
            <draw:polygon draw:style-name="gr152" draw:text-style-name="P11" draw:layer="layout" svg:width="0.057cm" svg:height="0.1cm" svg:x="10.679cm" svg:y="15.19cm" svg:viewBox="0 0 58 101" draw:points="0,67 0,0 58,33 58,101">
              <text:p/>
            </draw:polygon>
            <draw:polygon draw:style-name="gr153" draw:text-style-name="P11" draw:layer="layout" svg:width="0.057cm" svg:height="0.1cm" svg:x="10.853cm" svg:y="15.425cm" svg:viewBox="0 0 58 101" draw:points="0,67 0,0 58,33 58,101">
              <text:p/>
            </draw:polygon>
            <draw:polygon draw:style-name="gr154" draw:text-style-name="P11" draw:layer="layout" svg:width="0.057cm" svg:height="0.1cm" svg:x="10.853cm" svg:y="15.29cm" svg:viewBox="0 0 58 101" draw:points="0,67 0,0 58,33 58,101">
              <text:p/>
            </draw:polygon>
            <draw:polygon draw:style-name="gr155" draw:text-style-name="P11" draw:layer="layout" svg:width="0.057cm" svg:height="0.1cm" svg:x="10.968cm" svg:y="15.492cm" svg:viewBox="0 0 58 101" draw:points="0,67 0,0 58,33 58,101">
              <text:p/>
            </draw:polygon>
            <draw:polygon draw:style-name="gr156" draw:text-style-name="P11" draw:layer="layout" svg:width="0.057cm" svg:height="0.1cm" svg:x="10.968cm" svg:y="15.358cm" svg:viewBox="0 0 58 101" draw:points="0,67 0,0 58,33 58,101">
              <text:p/>
            </draw:polygon>
            <draw:polygon draw:style-name="gr157" draw:text-style-name="P11" draw:layer="layout" svg:width="0.057cm" svg:height="0.1cm" svg:x="11.084cm" svg:y="15.559cm" svg:viewBox="0 0 58 101" draw:points="0,67 0,0 58,33 58,101">
              <text:p/>
            </draw:polygon>
            <draw:polygon draw:style-name="gr158" draw:text-style-name="P11" draw:layer="layout" svg:width="0.057cm" svg:height="0.1cm" svg:x="11.084cm" svg:y="15.425cm" svg:viewBox="0 0 58 101" draw:points="0,67 0,0 58,33 58,101">
              <text:p/>
            </draw:polygon>
            <draw:polygon draw:style-name="gr159" draw:text-style-name="P11" draw:layer="layout" svg:width="0.057cm" svg:height="0.1cm" svg:x="11.2cm" svg:y="15.627cm" svg:viewBox="0 0 58 101" draw:points="0,67 0,0 58,33 58,101">
              <text:p/>
            </draw:polygon>
            <draw:polygon draw:style-name="gr160" draw:text-style-name="P11" draw:layer="layout" svg:width="0.057cm" svg:height="0.1cm" svg:x="11.2cm" svg:y="15.492cm" svg:viewBox="0 0 58 101" draw:points="0,67 0,0 58,33 58,101">
              <text:p/>
            </draw:polygon>
          </draw:g>
        </draw:g>
        <draw:connector draw:style-name="gr161" draw:text-style-name="P12" draw:layer="layout" svg:x1="14.462cm" svg:y1="8.086cm" svg:x2="12.938cm" svg:y2="15.122cm" draw:start-shape="id1" draw:end-shape="id2" svg:d="M14462 8086h-771v7036h-753" svg:viewBox="0 0 1525 7037">
          <text:p/>
        </draw:connector>
        <draw:g xml:id="id4" draw:id="id4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62" draw:text-style-name="P1" draw:layer="layout" svg:width="0.496cm" svg:height="0.313cm" svg:x="16.486cm" svg:y="18.592cm" svg:viewBox="0 0 497 314" svg:d="M0 314c125 0 497-104 497-183s-12-131-136-131c0 78-363 78-361 314z">
              <text:p/>
            </draw:path>
            <draw:g>
              <draw:polygon draw:style-name="gr163" draw:text-style-name="P2" draw:layer="layout" svg:width="0.226cm" svg:height="0.261cm" svg:x="16.303cm" svg:y="18.645cm" svg:viewBox="0 0 227 262" draw:points="0,157 45,0 227,105 181,262">
                <text:p/>
              </draw:polygon>
              <draw:polygon draw:style-name="gr164" draw:text-style-name="P3" draw:layer="layout" svg:width="0.498cm" svg:height="0.287cm" svg:x="16.348cm" svg:y="18.462cm" svg:viewBox="0 0 499 288" draw:points="0,183 91,105 227,26 318,0 499,105 408,131 272,210 181,288">
                <text:p/>
              </draw:polygon>
              <draw:path draw:style-name="gr165" draw:text-style-name="P4" draw:layer="layout" svg:width="0.407cm" svg:height="0.34cm" svg:x="16.484cm" svg:y="18.566cm" svg:viewBox="0 0 408 341" svg:d="M408 105c0-157-90-105-181-53-91 53-182 53-227 289 0 0 181-105 408-236z">
                <text:p/>
              </draw:path>
              <draw:path draw:style-name="gr166" draw:text-style-name="P5" draw:layer="layout" svg:width="0.589cm" svg:height="0.444cm" svg:x="16.303cm" svg:y="18.462cm" svg:viewBox="0 0 590 445" svg:d="M363 0c-91 26-91 26-182 78-45 27-136 53-181 263 91 52 91 52 181 104 52-23 318-183 409-235 0-132-91-132-227-210z">
                <text:p/>
              </draw:path>
            </draw:g>
          </draw:g>
          <draw:g>
            <draw:path draw:style-name="gr167" draw:text-style-name="P1" draw:layer="layout" svg:width="0.815cm" svg:height="0.628cm" svg:x="16.076cm" svg:y="17.335cm" svg:viewBox="0 0 816 629" svg:d="M3 629c124 0 813-27 813-262 0-236-236-367-361-367 0 78-498 52-452 629z">
              <text:p/>
            </draw:path>
            <draw:g>
              <draw:polygon draw:style-name="gr168" draw:text-style-name="P2" draw:layer="layout" svg:width="0.453cm" svg:height="0.366cm" svg:x="15.622cm" svg:y="17.597cm" svg:viewBox="0 0 454 367" draw:points="0,105 0,0 454,262 454,367">
                <text:p/>
              </draw:polygon>
              <draw:polygon draw:style-name="gr169" draw:text-style-name="P2" draw:layer="layout" svg:width="0.453cm" svg:height="0.444cm" svg:x="15.985cm" svg:y="17.204cm" svg:viewBox="0 0 454 445" draw:points="0,183 0,0 454,262 454,445">
                <text:p/>
              </draw:polygon>
              <draw:polygon draw:style-name="gr170" draw:text-style-name="P3" draw:layer="layout" svg:width="0.815cm" svg:height="0.47cm" svg:x="15.622cm" svg:y="17.387cm" svg:viewBox="0 0 816 471" draw:points="0,210 363,0 816,262 454,471">
                <text:p/>
              </draw:polygon>
              <draw:line draw:style-name="gr171" draw:text-style-name="P6" draw:layer="layout" svg:x1="15.985cm" svg:y1="17.387cm" svg:x2="16.439cm" svg:y2="17.649cm">
                <text:p/>
              </draw:line>
              <draw:polygon draw:style-name="gr172" draw:text-style-name="P4" draw:layer="layout" svg:width="0.453cm" svg:height="0.444cm" svg:x="16.076cm" svg:y="17.518cm" svg:viewBox="0 0 454 445" draw:points="0,445 0,341 363,131 363,0 454,52 454,183">
                <text:p/>
              </draw:polygon>
              <draw:polygon draw:style-name="gr173" draw:text-style-name="P2" draw:layer="layout" svg:width="1.45cm" svg:height="1.99cm" svg:x="15.123cm" svg:y="15.606cm" svg:viewBox="0 0 1451 1991" draw:points="0,1153 0,0 1451,838 1451,1991">
                <text:p/>
              </draw:polygon>
              <draw:polygon draw:style-name="gr174" draw:text-style-name="P7" draw:layer="layout" svg:width="1.36cm" svg:height="1.833cm" svg:x="15.169cm" svg:y="15.685cm" svg:viewBox="0 0 1361 1834" draw:points="0,1048 0,0 1361,786 1361,1834">
                <text:p/>
              </draw:polygon>
              <draw:polygon draw:style-name="gr175" draw:text-style-name="P3" draw:layer="layout" svg:width="1.541cm" svg:height="0.889cm" svg:x="15.123cm" svg:y="15.554cm" svg:viewBox="0 0 1542 890" draw:points="1451,890 0,52 91,0 1542,838">
                <text:p/>
              </draw:polygon>
              <draw:polygon draw:style-name="gr176" draw:text-style-name="P4" draw:layer="layout" svg:width="0.09cm" svg:height="1.204cm" svg:x="16.575cm" svg:y="16.392cm" svg:viewBox="0 0 91 1205" draw:points="0,1205 0,52 91,0 91,1153">
                <text:p/>
              </draw:polygon>
              <draw:polygon draw:style-name="gr177" draw:text-style-name="P5" draw:layer="layout" svg:width="1.541cm" svg:height="2.409cm" svg:x="15.123cm" svg:y="15.554cm" svg:viewBox="0 0 1542 2410" draw:points="91,0 1542,838 1542,1991 1451,2043 1406,2017 1406,2148 953,2410 499,2148 499,2043 862,1834 862,1703 0,1205 0,52">
                <text:p/>
              </draw:polygon>
            </draw:g>
          </draw:g>
          <draw:g>
            <draw:path draw:style-name="gr178" draw:text-style-name="P1" draw:layer="layout" svg:width="0.59cm" svg:height="0.313cm" svg:x="15.893cm" svg:y="18.304cm" svg:viewBox="0 0 591 314" svg:d="M3 314c125 0 588-131 588-209 0-79-12-105-136-105 0 78-499 52-452 314z">
              <text:p/>
            </draw:path>
            <draw:g>
              <draw:polygon draw:style-name="gr179" draw:text-style-name="P3" draw:layer="layout" svg:width="1.949cm" svg:height="1.126cm" svg:x="14.443cm" svg:y="17.413cm" svg:viewBox="0 0 1950 1127" draw:points="1451,1127 0,288 499,0 1950,838">
                <text:p/>
              </draw:polygon>
              <draw:polygon draw:style-name="gr180" draw:text-style-name="P8" draw:layer="layout" svg:width="1.314cm" svg:height="0.759cm" svg:x="14.579cm" svg:y="17.492cm" svg:viewBox="0 0 1315 760" draw:points="0,210 363,0 1315,550 953,760">
                <text:p/>
              </draw:polygon>
              <draw:polygon draw:style-name="gr181" draw:text-style-name="P8" draw:layer="layout" svg:width="0.634cm" svg:height="0.366cm" svg:x="15.622cm" svg:y="18.095cm" svg:viewBox="0 0 635 367" draw:points="0,210 363,0 635,157 272,367">
                <text:p/>
              </draw:polygon>
              <draw:polygon draw:style-name="gr182" draw:text-style-name="P4" draw:layer="layout" svg:width="0.498cm" svg:height="0.392cm" svg:x="15.894cm" svg:y="18.252cm" svg:viewBox="0 0 499 393" draw:points="0,393 0,288 499,0 499,105">
                <text:p/>
              </draw:polygon>
              <draw:line draw:style-name="gr183" draw:text-style-name="P6" draw:layer="layout" svg:x1="14.669cm" svg:y1="17.649cm" svg:x2="15.622cm" svg:y2="18.199cm">
                <text:p/>
              </draw:line>
              <draw:line draw:style-name="gr184" draw:text-style-name="P6" draw:layer="layout" svg:x1="14.76cm" svg:y1="17.597cm" svg:x2="15.713cm" svg:y2="18.147cm">
                <text:p/>
              </draw:line>
              <draw:line draw:style-name="gr185" draw:text-style-name="P6" draw:layer="layout" svg:x1="14.851cm" svg:y1="17.545cm" svg:x2="15.804cm" svg:y2="18.095cm">
                <text:p/>
              </draw:line>
              <draw:line draw:style-name="gr186" draw:text-style-name="P6" draw:layer="layout" svg:x1="15.713cm" svg:y1="18.042cm" svg:x2="15.804cm" svg:y2="17.99cm">
                <text:p/>
              </draw:line>
              <draw:line draw:style-name="gr187" draw:text-style-name="P6" draw:layer="layout" svg:x1="15.622cm" svg:y1="17.989cm" svg:x2="15.713cm" svg:y2="17.937cm">
                <text:p/>
              </draw:line>
              <draw:line draw:style-name="gr188" draw:text-style-name="P6" draw:layer="layout" svg:x1="15.532cm" svg:y1="17.937cm" svg:x2="15.623cm" svg:y2="17.885cm">
                <text:p/>
              </draw:line>
              <draw:line draw:style-name="gr189" draw:text-style-name="P6" draw:layer="layout" svg:x1="15.577cm" svg:y1="18.068cm" svg:x2="15.668cm" svg:y2="18.016cm">
                <text:p/>
              </draw:line>
              <draw:line draw:style-name="gr190" draw:text-style-name="P6" draw:layer="layout" svg:x1="15.486cm" svg:y1="18.016cm" svg:x2="15.577cm" svg:y2="17.964cm">
                <text:p/>
              </draw:line>
              <draw:line draw:style-name="gr191" draw:text-style-name="P6" draw:layer="layout" svg:x1="15.395cm" svg:y1="17.963cm" svg:x2="15.486cm" svg:y2="17.911cm">
                <text:p/>
              </draw:line>
              <draw:line draw:style-name="gr192" draw:text-style-name="P6" draw:layer="layout" svg:x1="15.441cm" svg:y1="17.885cm" svg:x2="15.532cm" svg:y2="17.833cm">
                <text:p/>
              </draw:line>
              <draw:line draw:style-name="gr193" draw:text-style-name="P6" draw:layer="layout" svg:x1="15.305cm" svg:y1="17.911cm" svg:x2="15.396cm" svg:y2="17.859cm">
                <text:p/>
              </draw:line>
              <draw:line draw:style-name="gr194" draw:text-style-name="P6" draw:layer="layout" svg:x1="15.35cm" svg:y1="17.832cm" svg:x2="15.441cm" svg:y2="17.78cm">
                <text:p/>
              </draw:line>
              <draw:line draw:style-name="gr195" draw:text-style-name="P6" draw:layer="layout" svg:x1="15.259cm" svg:y1="17.78cm" svg:x2="15.35cm" svg:y2="17.728cm">
                <text:p/>
              </draw:line>
              <draw:line draw:style-name="gr196" draw:text-style-name="P6" draw:layer="layout" svg:x1="15.169cm" svg:y1="17.728cm" svg:x2="15.26cm" svg:y2="17.676cm">
                <text:p/>
              </draw:line>
              <draw:line draw:style-name="gr197" draw:text-style-name="P6" draw:layer="layout" svg:x1="15.214cm" svg:y1="17.858cm" svg:x2="15.305cm" svg:y2="17.806cm">
                <text:p/>
              </draw:line>
              <draw:line draw:style-name="gr198" draw:text-style-name="P6" draw:layer="layout" svg:x1="15.123cm" svg:y1="17.806cm" svg:x2="15.214cm" svg:y2="17.754cm">
                <text:p/>
              </draw:line>
              <draw:line draw:style-name="gr199" draw:text-style-name="P6" draw:layer="layout" svg:x1="15.033cm" svg:y1="17.754cm" svg:x2="15.124cm" svg:y2="17.702cm">
                <text:p/>
              </draw:line>
              <draw:line draw:style-name="gr200" draw:text-style-name="P6" draw:layer="layout" svg:x1="15.078cm" svg:y1="17.675cm" svg:x2="15.169cm" svg:y2="17.623cm">
                <text:p/>
              </draw:line>
              <draw:line draw:style-name="gr201" draw:text-style-name="P6" draw:layer="layout" svg:x1="14.942cm" svg:y1="17.701cm" svg:x2="15.033cm" svg:y2="17.649cm">
                <text:p/>
              </draw:line>
              <draw:line draw:style-name="gr202" draw:text-style-name="P6" draw:layer="layout" svg:x1="14.987cm" svg:y1="17.623cm" svg:x2="15.078cm" svg:y2="17.571cm">
                <text:p/>
              </draw:line>
              <draw:line draw:style-name="gr203" draw:text-style-name="P6" draw:layer="layout" svg:x1="14.897cm" svg:y1="17.57cm" svg:x2="14.988cm" svg:y2="17.518cm">
                <text:p/>
              </draw:line>
              <draw:line draw:style-name="gr204" draw:text-style-name="P6" draw:layer="layout" svg:x1="14.851cm" svg:y1="17.649cm" svg:x2="14.942cm" svg:y2="17.597cm">
                <text:p/>
              </draw:line>
              <draw:line draw:style-name="gr205" draw:text-style-name="P6" draw:layer="layout" svg:x1="15.441cm" svg:y1="18.094cm" svg:x2="15.532cm" svg:y2="18.042cm">
                <text:p/>
              </draw:line>
              <draw:line draw:style-name="gr206" draw:text-style-name="P6" draw:layer="layout" svg:x1="15.35cm" svg:y1="18.042cm" svg:x2="15.441cm" svg:y2="17.99cm">
                <text:p/>
              </draw:line>
              <draw:line draw:style-name="gr207" draw:text-style-name="P6" draw:layer="layout" svg:x1="15.259cm" svg:y1="17.989cm" svg:x2="15.35cm" svg:y2="17.937cm">
                <text:p/>
              </draw:line>
              <draw:line draw:style-name="gr208" draw:text-style-name="P6" draw:layer="layout" svg:x1="15.214cm" svg:y1="18.068cm" svg:x2="15.305cm" svg:y2="18.016cm">
                <text:p/>
              </draw:line>
              <draw:line draw:style-name="gr209" draw:text-style-name="P6" draw:layer="layout" svg:x1="15.123cm" svg:y1="18.016cm" svg:x2="15.214cm" svg:y2="17.964cm">
                <text:p/>
              </draw:line>
              <draw:line draw:style-name="gr210" draw:text-style-name="P6" draw:layer="layout" svg:x1="15.169cm" svg:y1="17.937cm" svg:x2="15.26cm" svg:y2="17.885cm">
                <text:p/>
              </draw:line>
              <draw:line draw:style-name="gr211" draw:text-style-name="P6" draw:layer="layout" svg:x1="15.078cm" svg:y1="17.885cm" svg:x2="15.169cm" svg:y2="17.833cm">
                <text:p/>
              </draw:line>
              <draw:line draw:style-name="gr212" draw:text-style-name="P6" draw:layer="layout" svg:x1="14.987cm" svg:y1="17.832cm" svg:x2="15.078cm" svg:y2="17.78cm">
                <text:p/>
              </draw:line>
              <draw:line draw:style-name="gr213" draw:text-style-name="P6" draw:layer="layout" svg:x1="14.897cm" svg:y1="17.78cm" svg:x2="14.988cm" svg:y2="17.728cm">
                <text:p/>
              </draw:line>
              <draw:line draw:style-name="gr214" draw:text-style-name="P6" draw:layer="layout" svg:x1="14.76cm" svg:y1="17.806cm" svg:x2="14.851cm" svg:y2="17.754cm">
                <text:p/>
              </draw:line>
              <draw:line draw:style-name="gr215" draw:text-style-name="P6" draw:layer="layout" svg:x1="14.806cm" svg:y1="17.728cm" svg:x2="14.897cm" svg:y2="17.676cm">
                <text:p/>
              </draw:line>
              <draw:line draw:style-name="gr216" draw:text-style-name="P6" draw:layer="layout" svg:x1="14.669cm" svg:y1="17.754cm" svg:x2="14.76cm" svg:y2="17.702cm">
                <text:p/>
              </draw:line>
              <draw:line draw:style-name="gr217" draw:text-style-name="P6" draw:layer="layout" svg:x1="15.395cm" svg:y1="18.173cm" svg:x2="15.486cm" svg:y2="18.121cm">
                <text:p/>
              </draw:line>
              <draw:line draw:style-name="gr218" draw:text-style-name="P6" draw:layer="layout" svg:x1="15.305cm" svg:y1="18.121cm" svg:x2="15.396cm" svg:y2="18.069cm">
                <text:p/>
              </draw:line>
              <draw:line draw:style-name="gr219" draw:text-style-name="P6" draw:layer="layout" svg:x1="15.713cm" svg:y1="18.357cm" svg:x2="16.076cm" svg:y2="18.147cm">
                <text:p/>
              </draw:line>
              <draw:line draw:style-name="gr220" draw:text-style-name="P6" draw:layer="layout" svg:x1="15.804cm" svg:y1="18.409cm" svg:x2="16.167cm" svg:y2="18.199cm">
                <text:p/>
              </draw:line>
              <draw:line draw:style-name="gr221" draw:text-style-name="P6" draw:layer="layout" svg:x1="15.894cm" svg:y1="18.147cm" svg:x2="16.166cm" svg:y2="18.304cm">
                <text:p/>
              </draw:line>
              <draw:line draw:style-name="gr222" draw:text-style-name="P6" draw:layer="layout" svg:x1="15.804cm" svg:y1="18.199cm" svg:x2="16.076cm" svg:y2="18.356cm">
                <text:p/>
              </draw:line>
              <draw:line draw:style-name="gr223" draw:text-style-name="P6" draw:layer="layout" svg:x1="15.713cm" svg:y1="18.252cm" svg:x2="15.894cm" svg:y2="18.357cm">
                <text:p/>
              </draw:line>
              <draw:polygon draw:style-name="gr224" draw:text-style-name="P2" draw:layer="layout" svg:width="1.45cm" svg:height="0.942cm" svg:x="14.443cm" svg:y="17.702cm" svg:viewBox="0 0 1451 943" draw:points="0,105 0,0 1451,838 1451,943">
                <text:p/>
              </draw:polygon>
              <draw:polygon draw:style-name="gr225" draw:text-style-name="P5" draw:layer="layout" svg:width="1.949cm" svg:height="1.23cm" svg:x="14.443cm" svg:y="17.413cm" svg:viewBox="0 0 1950 1231" draw:points="499,0 1950,838 1950,943 1451,1231 0,393 0,288">
                <text:p/>
              </draw:polygon>
            </draw:g>
          </draw:g>
        </draw:g>
        <draw:connector draw:style-name="gr161" draw:text-style-name="P12" draw:layer="layout" svg:x1="14.478cm" svg:y1="12.582cm" svg:x2="12.938cm" svg:y2="15.122cm" draw:start-shape="id3" draw:end-shape="id2" draw:end-glue-point="1" svg:d="M14478 12582h-779v2540h-761" svg:viewBox="0 0 1541 2541">
          <text:p/>
        </draw:connector>
        <draw:connector draw:style-name="gr161" draw:text-style-name="P12" draw:layer="layout" svg:x1="14.443cm" svg:y1="17.23cm" svg:x2="12.938cm" svg:y2="15.122cm" draw:start-shape="id4" draw:start-glue-point="3" draw:end-shape="id2" draw:end-glue-point="1" svg:d="M14443 17230h-762v-2108h-743" svg:viewBox="0 0 1506 2109">
          <text:p/>
        </draw:connector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26" draw:text-style-name="P1" draw:layer="layout" svg:width="1.607cm" svg:height="0.942cm" svg:x="5.136cm" svg:y="15.781cm" svg:viewBox="0 0 1608 943" svg:d="M0 943c455 0 1168-298 1476-494s0-449-155-449z">
            <text:p/>
          </draw:path>
          <draw:g>
            <draw:polygon draw:style-name="gr227" draw:text-style-name="P2" draw:layer="layout" svg:width="0.932cm" svg:height="2.334cm" svg:x="4.203cm" svg:y="14.389cm" svg:viewBox="0 0 933 2335" draw:points="0,1796 0,0 933,539 933,2335">
              <text:p/>
            </draw:polygon>
            <draw:polygon draw:style-name="gr228" draw:text-style-name="P9" draw:layer="layout" svg:width="1.32cm" svg:height="2.559cm" svg:x="5.136cm" svg:y="14.164cm" svg:viewBox="0 0 1321 2560" draw:points="0,2560 0,763 1321,0 1321,1796">
              <text:p/>
            </draw:polygon>
            <draw:polygon draw:style-name="gr229" draw:text-style-name="P3" draw:layer="layout" svg:width="2.253cm" svg:height="1.301cm" svg:x="4.203cm" svg:y="13.625cm" svg:viewBox="0 0 2254 1302" draw:points="933,1302 0,763 1321,0 2254,539">
              <text:p/>
            </draw:polygon>
            <draw:polygon draw:style-name="gr230" draw:text-style-name="P5" draw:layer="layout" svg:width="2.253cm" svg:height="3.098cm" svg:x="4.203cm" svg:y="13.625cm" svg:viewBox="0 0 2254 3099" draw:points="0,2560 0,763 1321,0 2254,539 2254,2335 933,3099">
              <text:p/>
            </draw:polygon>
            <draw:line draw:style-name="gr231" draw:text-style-name="P6" draw:layer="layout" svg:x1="4.98cm" svg:y1="16.275cm" svg:x2="4.358cm" svg:y2="15.916cm">
              <text:p/>
            </draw:line>
            <draw:line draw:style-name="gr232" draw:text-style-name="P6" draw:layer="layout" svg:x1="4.98cm" svg:y1="16.454cm" svg:x2="4.358cm" svg:y2="16.095cm">
              <text:p/>
            </draw:line>
            <draw:line draw:style-name="gr233" draw:text-style-name="P6" draw:layer="layout" svg:x1="4.98cm" svg:y1="16.364cm" svg:x2="4.358cm" svg:y2="16.005cm">
              <text:p/>
            </draw:line>
            <draw:polyline draw:style-name="gr234" draw:text-style-name="P6" draw:layer="layout" svg:width="0.776cm" svg:height="0.538cm" svg:x="4.281cm" svg:y="14.658cm" svg:viewBox="0 0 777 539" draw:points="777,539 0,90 0,0">
              <text:p/>
            </draw:polyline>
            <draw:polyline draw:style-name="gr235" draw:text-style-name="P6" draw:layer="layout" svg:width="0.762cm" svg:height="0.54cm" svg:x="4.294cm" svg:y="14.656cm" svg:viewBox="0 0 763 541" draw:points="763,541 763,451 0,0">
              <text:p/>
            </draw:polyline>
            <draw:polygon draw:style-name="gr236" draw:text-style-name="P10" draw:layer="layout" svg:width="0.09cm" svg:height="0.157cm" svg:x="4.568cm" svg:y="15.554cm" svg:viewBox="0 0 91 158" draw:points="0,106 0,0 91,53 91,158">
              <text:p/>
            </draw:polygon>
            <draw:line draw:style-name="gr237" draw:text-style-name="P6" draw:layer="layout" svg:x1="4.98cm" svg:y1="16.185cm" svg:x2="4.358cm" svg:y2="15.826cm">
              <text:p/>
            </draw:line>
          </draw:g>
        </draw:g>
        <draw:g xml:id="id6" draw:id="id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38" draw:text-style-name="P1" draw:layer="layout" svg:width="0.496cm" svg:height="0.313cm" svg:x="5.65cm" svg:y="10.845cm" svg:viewBox="0 0 497 314" svg:d="M0 314c125 0 497-104 497-183 0-78-11-131-136-131 0 79-363 79-361 314z">
              <text:p/>
            </draw:path>
            <draw:g>
              <draw:polygon draw:style-name="gr239" draw:text-style-name="P13" draw:layer="layout" svg:width="0.226cm" svg:height="0.261cm" svg:x="5.467cm" svg:y="10.898cm" svg:viewBox="0 0 227 262" draw:points="0,157 45,0 227,105 181,262">
                <text:p/>
              </draw:polygon>
              <draw:polygon draw:style-name="gr240" draw:text-style-name="P14" draw:layer="layout" svg:width="0.498cm" svg:height="0.287cm" svg:x="5.512cm" svg:y="10.714cm" svg:viewBox="0 0 499 288" draw:points="0,183 91,105 227,26 318,0 499,105 408,131 272,210 181,288">
                <text:p/>
              </draw:polygon>
              <draw:path draw:style-name="gr241" draw:text-style-name="P15" draw:layer="layout" svg:width="0.407cm" svg:height="0.34cm" svg:x="5.648cm" svg:y="10.819cm" svg:viewBox="0 0 408 341" svg:d="M408 105c0-157-90-105-181-52-91 52-182 52-227 288 0 0 181-105 408-236z">
                <text:p/>
              </draw:path>
              <draw:path draw:style-name="gr242" draw:text-style-name="P5" draw:layer="layout" svg:width="0.589cm" svg:height="0.445cm" svg:x="5.467cm" svg:y="10.714cm" svg:viewBox="0 0 590 446" svg:d="M363 0c-91 26-91 26-182 79-45 26-136 52-181 261 91 53 91 53 181 106 53-25 318-184 409-236 0-131-91-131-227-210z">
                <text:p/>
              </draw:path>
            </draw:g>
          </draw:g>
          <draw:g>
            <draw:path draw:style-name="gr243" draw:text-style-name="P1" draw:layer="layout" svg:width="0.815cm" svg:height="0.628cm" svg:x="5.24cm" svg:y="9.588cm" svg:viewBox="0 0 816 629" svg:d="M3 629c124 0 813-26 813-262s-237-367-361-367c0 79-497 53-452 629z">
              <text:p/>
            </draw:path>
            <draw:g>
              <draw:polygon draw:style-name="gr244" draw:text-style-name="P13" draw:layer="layout" svg:width="0.453cm" svg:height="0.366cm" svg:x="4.786cm" svg:y="9.85cm" svg:viewBox="0 0 454 367" draw:points="0,105 0,0 454,262 454,367">
                <text:p/>
              </draw:polygon>
              <draw:polygon draw:style-name="gr245" draw:text-style-name="P13" draw:layer="layout" svg:width="0.453cm" svg:height="0.445cm" svg:x="5.149cm" svg:y="9.457cm" svg:viewBox="0 0 454 446" draw:points="0,183 0,0 454,262 454,446">
                <text:p/>
              </draw:polygon>
              <draw:polygon draw:style-name="gr246" draw:text-style-name="P14" draw:layer="layout" svg:width="0.816cm" svg:height="0.47cm" svg:x="4.786cm" svg:y="9.641cm" svg:viewBox="0 0 817 471" draw:points="0,210 363,0 817,262 454,471">
                <text:p/>
              </draw:polygon>
              <draw:polygon draw:style-name="gr247" draw:text-style-name="P15" draw:layer="layout" svg:width="0.453cm" svg:height="0.445cm" svg:x="5.24cm" svg:y="9.771cm" svg:viewBox="0 0 454 446" draw:points="0,446 0,340 363,131 363,0 454,53 454,183">
                <text:p/>
              </draw:polygon>
              <draw:polygon draw:style-name="gr248" draw:text-style-name="P13" draw:layer="layout" svg:width="1.45cm" svg:height="1.99cm" svg:x="4.287cm" svg:y="7.86cm" svg:viewBox="0 0 1451 1991" draw:points="0,1153 0,0 1451,838 1451,1991">
                <text:p/>
              </draw:polygon>
              <draw:polygon draw:style-name="gr249" draw:text-style-name="P7" draw:layer="layout" svg:width="1.359cm" svg:height="1.833cm" svg:x="4.333cm" svg:y="7.938cm" svg:viewBox="0 0 1360 1834" draw:points="0,1048 0,0 1360,786 1360,1834">
                <text:p/>
              </draw:polygon>
              <draw:polygon draw:style-name="gr250" draw:text-style-name="P14" draw:layer="layout" svg:width="1.541cm" svg:height="0.89cm" svg:x="4.287cm" svg:y="7.807cm" svg:viewBox="0 0 1542 891" draw:points="1451,891 0,53 91,0 1542,838">
                <text:p/>
              </draw:polygon>
              <draw:polygon draw:style-name="gr251" draw:text-style-name="P15" draw:layer="layout" svg:width="0.09cm" svg:height="1.204cm" svg:x="5.739cm" svg:y="8.645cm" svg:viewBox="0 0 91 1205" draw:points="0,1205 0,53 91,0 91,1153">
                <text:p/>
              </draw:polygon>
              <draw:polygon draw:style-name="gr252" draw:text-style-name="P5" draw:layer="layout" svg:width="1.541cm" svg:height="2.409cm" svg:x="4.287cm" svg:y="7.807cm" svg:viewBox="0 0 1542 2410" draw:points="91,0 1542,838 1542,1991 1451,2043 1406,2017 1406,2148 953,2410 499,2148 499,2043 862,1834 862,1703 0,1205 0,53">
                <text:p/>
              </draw:polygon>
            </draw:g>
          </draw:g>
          <draw:g>
            <draw:path draw:style-name="gr253" draw:text-style-name="P1" draw:layer="layout" svg:width="0.59cm" svg:height="0.313cm" svg:x="5.057cm" svg:y="10.557cm" svg:viewBox="0 0 591 314" svg:d="M3 314c125 0 588-131 588-209 0-79-12-105-136-105 0 79-499 53-452 314z">
              <text:p/>
            </draw:path>
            <draw:g>
              <draw:polygon draw:style-name="gr254" draw:text-style-name="P14" draw:layer="layout" svg:width="1.949cm" svg:height="1.125cm" svg:x="3.607cm" svg:y="9.667cm" svg:viewBox="0 0 1950 1126" draw:points="1451,1126 0,288 499,0 1950,838">
                <text:p/>
              </draw:polygon>
              <draw:polygon draw:style-name="gr255" draw:text-style-name="P8" draw:layer="layout" svg:width="1.314cm" svg:height="0.759cm" svg:x="3.743cm" svg:y="9.745cm" svg:viewBox="0 0 1315 760" draw:points="0,210 363,0 1315,550 953,760">
                <text:p/>
              </draw:polygon>
              <draw:polygon draw:style-name="gr256" draw:text-style-name="P8" draw:layer="layout" svg:width="0.634cm" svg:height="0.366cm" svg:x="4.786cm" svg:y="10.348cm" svg:viewBox="0 0 635 367" draw:points="0,210 363,0 635,157 272,367">
                <text:p/>
              </draw:polygon>
              <draw:polygon draw:style-name="gr257" draw:text-style-name="P15" draw:layer="layout" svg:width="0.498cm" svg:height="0.392cm" svg:x="5.058cm" svg:y="10.505cm" svg:viewBox="0 0 499 393" draw:points="0,393 0,288 499,0 499,105">
                <text:p/>
              </draw:polygon>
              <draw:line draw:style-name="gr258" draw:text-style-name="P6" draw:layer="layout" svg:x1="3.834cm" svg:y1="9.902cm" svg:x2="4.787cm" svg:y2="10.452cm">
                <text:p/>
              </draw:line>
              <draw:line draw:style-name="gr259" draw:text-style-name="P6" draw:layer="layout" svg:x1="3.925cm" svg:y1="9.85cm" svg:x2="4.878cm" svg:y2="10.4cm">
                <text:p/>
              </draw:line>
              <draw:line draw:style-name="gr260" draw:text-style-name="P6" draw:layer="layout" svg:x1="4.015cm" svg:y1="9.798cm" svg:x2="4.968cm" svg:y2="10.348cm">
                <text:p/>
              </draw:line>
              <draw:line draw:style-name="gr261" draw:text-style-name="P6" draw:layer="layout" svg:x1="4.877cm" svg:y1="10.296cm" svg:x2="4.968cm" svg:y2="10.243cm">
                <text:p/>
              </draw:line>
              <draw:line draw:style-name="gr262" draw:text-style-name="P6" draw:layer="layout" svg:x1="4.786cm" svg:y1="10.244cm" svg:x2="4.877cm" svg:y2="10.191cm">
                <text:p/>
              </draw:line>
              <draw:line draw:style-name="gr263" draw:text-style-name="P6" draw:layer="layout" svg:x1="4.695cm" svg:y1="10.191cm" svg:x2="4.786cm" svg:y2="10.138cm">
                <text:p/>
              </draw:line>
              <draw:line draw:style-name="gr264" draw:text-style-name="P6" draw:layer="layout" svg:x1="4.741cm" svg:y1="10.322cm" svg:x2="4.832cm" svg:y2="10.269cm">
                <text:p/>
              </draw:line>
              <draw:line draw:style-name="gr265" draw:text-style-name="P6" draw:layer="layout" svg:x1="4.65cm" svg:y1="10.27cm" svg:x2="4.741cm" svg:y2="10.217cm">
                <text:p/>
              </draw:line>
              <draw:line draw:style-name="gr266" draw:text-style-name="P6" draw:layer="layout" svg:x1="4.56cm" svg:y1="10.217cm" svg:x2="4.651cm" svg:y2="10.164cm">
                <text:p/>
              </draw:line>
              <draw:line draw:style-name="gr267" draw:text-style-name="P6" draw:layer="layout" svg:x1="4.605cm" svg:y1="10.139cm" svg:x2="4.696cm" svg:y2="10.086cm">
                <text:p/>
              </draw:line>
              <draw:line draw:style-name="gr268" draw:text-style-name="P6" draw:layer="layout" svg:x1="4.469cm" svg:y1="10.165cm" svg:x2="4.56cm" svg:y2="10.112cm">
                <text:p/>
              </draw:line>
              <draw:line draw:style-name="gr269" draw:text-style-name="P6" draw:layer="layout" svg:x1="4.514cm" svg:y1="10.087cm" svg:x2="4.605cm" svg:y2="10.034cm">
                <text:p/>
              </draw:line>
              <draw:line draw:style-name="gr270" draw:text-style-name="P6" draw:layer="layout" svg:x1="4.424cm" svg:y1="10.034cm" svg:x2="4.515cm" svg:y2="9.981cm">
                <text:p/>
              </draw:line>
              <draw:line draw:style-name="gr271" draw:text-style-name="P6" draw:layer="layout" svg:x1="4.333cm" svg:y1="9.982cm" svg:x2="4.424cm" svg:y2="9.929cm">
                <text:p/>
              </draw:line>
              <draw:line draw:style-name="gr272" draw:text-style-name="P6" draw:layer="layout" svg:x1="4.378cm" svg:y1="10.113cm" svg:x2="4.469cm" svg:y2="10.06cm">
                <text:p/>
              </draw:line>
              <draw:line draw:style-name="gr273" draw:text-style-name="P6" draw:layer="layout" svg:x1="4.287cm" svg:y1="10.06cm" svg:x2="4.378cm" svg:y2="10.007cm">
                <text:p/>
              </draw:line>
              <draw:line draw:style-name="gr274" draw:text-style-name="P6" draw:layer="layout" svg:x1="4.197cm" svg:y1="10.008cm" svg:x2="4.288cm" svg:y2="9.955cm">
                <text:p/>
              </draw:line>
              <draw:line draw:style-name="gr275" draw:text-style-name="P6" draw:layer="layout" svg:x1="4.242cm" svg:y1="9.929cm" svg:x2="4.333cm" svg:y2="9.876cm">
                <text:p/>
              </draw:line>
              <draw:line draw:style-name="gr276" draw:text-style-name="P6" draw:layer="layout" svg:x1="4.106cm" svg:y1="9.955cm" svg:x2="4.197cm" svg:y2="9.902cm">
                <text:p/>
              </draw:line>
              <draw:line draw:style-name="gr277" draw:text-style-name="P6" draw:layer="layout" svg:x1="4.151cm" svg:y1="9.877cm" svg:x2="4.242cm" svg:y2="9.824cm">
                <text:p/>
              </draw:line>
              <draw:line draw:style-name="gr278" draw:text-style-name="P6" draw:layer="layout" svg:x1="4.061cm" svg:y1="9.824cm" svg:x2="4.152cm" svg:y2="9.771cm">
                <text:p/>
              </draw:line>
              <draw:line draw:style-name="gr279" draw:text-style-name="P6" draw:layer="layout" svg:x1="4.015cm" svg:y1="9.903cm" svg:x2="4.106cm" svg:y2="9.85cm">
                <text:p/>
              </draw:line>
              <draw:line draw:style-name="gr280" draw:text-style-name="P6" draw:layer="layout" svg:x1="4.605cm" svg:y1="10.348cm" svg:x2="4.696cm" svg:y2="10.295cm">
                <text:p/>
              </draw:line>
              <draw:line draw:style-name="gr281" draw:text-style-name="P6" draw:layer="layout" svg:x1="4.514cm" svg:y1="10.296cm" svg:x2="4.605cm" svg:y2="10.243cm">
                <text:p/>
              </draw:line>
              <draw:line draw:style-name="gr282" draw:text-style-name="P6" draw:layer="layout" svg:x1="4.424cm" svg:y1="10.244cm" svg:x2="4.515cm" svg:y2="10.191cm">
                <text:p/>
              </draw:line>
              <draw:line draw:style-name="gr283" draw:text-style-name="P6" draw:layer="layout" svg:x1="4.378cm" svg:y1="10.322cm" svg:x2="4.469cm" svg:y2="10.269cm">
                <text:p/>
              </draw:line>
              <draw:line draw:style-name="gr284" draw:text-style-name="P6" draw:layer="layout" svg:x1="4.287cm" svg:y1="10.27cm" svg:x2="4.378cm" svg:y2="10.217cm">
                <text:p/>
              </draw:line>
              <draw:line draw:style-name="gr285" draw:text-style-name="P6" draw:layer="layout" svg:x1="4.333cm" svg:y1="10.191cm" svg:x2="4.424cm" svg:y2="10.138cm">
                <text:p/>
              </draw:line>
              <draw:line draw:style-name="gr286" draw:text-style-name="P6" draw:layer="layout" svg:x1="4.242cm" svg:y1="10.139cm" svg:x2="4.333cm" svg:y2="10.086cm">
                <text:p/>
              </draw:line>
              <draw:line draw:style-name="gr287" draw:text-style-name="P6" draw:layer="layout" svg:x1="4.151cm" svg:y1="10.087cm" svg:x2="4.242cm" svg:y2="10.034cm">
                <text:p/>
              </draw:line>
              <draw:line draw:style-name="gr288" draw:text-style-name="P6" draw:layer="layout" svg:x1="4.061cm" svg:y1="10.034cm" svg:x2="4.152cm" svg:y2="9.981cm">
                <text:p/>
              </draw:line>
              <draw:line draw:style-name="gr289" draw:text-style-name="P6" draw:layer="layout" svg:x1="3.925cm" svg:y1="10.06cm" svg:x2="4.016cm" svg:y2="10.007cm">
                <text:p/>
              </draw:line>
              <draw:line draw:style-name="gr290" draw:text-style-name="P6" draw:layer="layout" svg:x1="3.97cm" svg:y1="9.982cm" svg:x2="4.061cm" svg:y2="9.929cm">
                <text:p/>
              </draw:line>
              <draw:line draw:style-name="gr291" draw:text-style-name="P6" draw:layer="layout" svg:x1="3.834cm" svg:y1="10.008cm" svg:x2="3.925cm" svg:y2="9.955cm">
                <text:p/>
              </draw:line>
              <draw:line draw:style-name="gr292" draw:text-style-name="P6" draw:layer="layout" svg:x1="4.56cm" svg:y1="10.427cm" svg:x2="4.651cm" svg:y2="10.374cm">
                <text:p/>
              </draw:line>
              <draw:line draw:style-name="gr293" draw:text-style-name="P6" draw:layer="layout" svg:x1="4.469cm" svg:y1="10.374cm" svg:x2="4.56cm" svg:y2="10.321cm">
                <text:p/>
              </draw:line>
              <draw:line draw:style-name="gr294" draw:text-style-name="P6" draw:layer="layout" svg:x1="4.877cm" svg:y1="10.61cm" svg:x2="5.24cm" svg:y2="10.4cm">
                <text:p/>
              </draw:line>
              <draw:line draw:style-name="gr295" draw:text-style-name="P6" draw:layer="layout" svg:x1="4.967cm" svg:y1="10.662cm" svg:x2="5.33cm" svg:y2="10.452cm">
                <text:p/>
              </draw:line>
              <draw:line draw:style-name="gr296" draw:text-style-name="P6" draw:layer="layout" svg:x1="5.058cm" svg:y1="10.4cm" svg:x2="5.33cm" svg:y2="10.557cm">
                <text:p/>
              </draw:line>
              <draw:line draw:style-name="gr297" draw:text-style-name="P6" draw:layer="layout" svg:x1="4.967cm" svg:y1="10.452cm" svg:x2="5.239cm" svg:y2="10.609cm">
                <text:p/>
              </draw:line>
              <draw:line draw:style-name="gr298" draw:text-style-name="P6" draw:layer="layout" svg:x1="4.877cm" svg:y1="10.505cm" svg:x2="5.058cm" svg:y2="10.61cm">
                <text:p/>
              </draw:line>
              <draw:polygon draw:style-name="gr299" draw:text-style-name="P13" draw:layer="layout" svg:width="1.45cm" svg:height="0.942cm" svg:x="3.607cm" svg:y="9.955cm" svg:viewBox="0 0 1451 943" draw:points="0,105 0,0 1451,838 1451,943">
                <text:p/>
              </draw:polygon>
              <draw:polygon draw:style-name="gr300" draw:text-style-name="P5" draw:layer="layout" svg:width="1.949cm" svg:height="1.23cm" svg:x="3.607cm" svg:y="9.667cm" svg:viewBox="0 0 1950 1231" draw:points="499,0 1950,838 1950,943 1451,1231 0,393 0,288">
                <text:p/>
              </draw:polygon>
            </draw:g>
          </draw:g>
        </draw:g>
        <draw:g xml:id="id5" draw:id="id5">
          <draw:custom-shape draw:style-name="gr301" draw:text-style-name="P16" draw:layer="layout" svg:width="1.94cm" svg:height="1.931cm" svg:x="3.897cm" svg:y="2.6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02" draw:text-style-name="P17" draw:layer="layout" svg:width="1.185cm" svg:height="1.806cm" svg:x="4.328cm" svg:y="2.69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303" draw:text-style-name="P17" draw:layer="layout" svg:width="0.489cm" svg:height="0.822cm" svg:x="5.298cm" svg:y="2.802cm" svg:viewBox="0 0 490 823" svg:d="M431 823v-62l-108-187v-187l-107-249-216-125c216-125 647 685 431 810z">
            <text:p/>
          </draw:path>
          <draw:g>
            <draw:line draw:style-name="gr304" draw:text-style-name="P18" draw:layer="layout" svg:x1="4.759cm" svg:y1="3.874cm" svg:x2="4.651cm" svg:y2="3.438cm">
              <text:p/>
            </draw:line>
            <draw:line draw:style-name="gr305" draw:text-style-name="P18" draw:layer="layout" svg:x1="4.759cm" svg:y1="3.873cm" svg:x2="4.867cm" svg:y2="3.562cm">
              <text:p/>
            </draw:line>
            <draw:line draw:style-name="gr306" draw:text-style-name="P18" draw:layer="layout" svg:x1="4.975cm" svg:y1="3.873cm" svg:x2="4.867cm" svg:y2="3.562cm">
              <text:p/>
            </draw:line>
            <draw:line draw:style-name="gr307" draw:text-style-name="P18" draw:layer="layout" svg:x1="4.975cm" svg:y1="3.874cm" svg:x2="5.083cm" svg:y2="3.438cm">
              <text:p/>
            </draw:line>
          </draw:g>
          <draw:g>
            <draw:line draw:style-name="gr308" draw:text-style-name="P18" draw:layer="layout" svg:x1="5.406cm" svg:y1="3.874cm" svg:x2="5.298cm" svg:y2="3.438cm">
              <text:p/>
            </draw:line>
            <draw:line draw:style-name="gr309" draw:text-style-name="P18" draw:layer="layout" svg:x1="5.406cm" svg:y1="3.873cm" svg:x2="5.514cm" svg:y2="3.562cm">
              <text:p/>
            </draw:line>
            <draw:line draw:style-name="gr310" draw:text-style-name="P18" draw:layer="layout" svg:x1="5.622cm" svg:y1="3.873cm" svg:x2="5.514cm" svg:y2="3.562cm">
              <text:p/>
            </draw:line>
            <draw:line draw:style-name="gr311" draw:text-style-name="P18" draw:layer="layout" svg:x1="5.621cm" svg:y1="3.874cm" svg:x2="5.729cm" svg:y2="3.438cm">
              <text:p/>
            </draw:line>
          </draw:g>
          <draw:g>
            <draw:line draw:style-name="gr312" draw:text-style-name="P18" draw:layer="layout" svg:x1="4.113cm" svg:y1="3.874cm" svg:x2="4.005cm" svg:y2="3.438cm">
              <text:p/>
            </draw:line>
            <draw:line draw:style-name="gr313" draw:text-style-name="P18" draw:layer="layout" svg:x1="4.113cm" svg:y1="3.873cm" svg:x2="4.221cm" svg:y2="3.562cm">
              <text:p/>
            </draw:line>
            <draw:line draw:style-name="gr314" draw:text-style-name="P18" draw:layer="layout" svg:x1="4.328cm" svg:y1="3.873cm" svg:x2="4.22cm" svg:y2="3.562cm">
              <text:p/>
            </draw:line>
            <draw:line draw:style-name="gr315" draw:text-style-name="P18" draw:layer="layout" svg:x1="4.328cm" svg:y1="3.874cm" svg:x2="4.436cm" svg:y2="3.438cm">
              <text:p/>
            </draw:line>
          </draw:g>
        </draw:g>
        <draw:connector draw:style-name="gr161" draw:text-style-name="P12" draw:layer="layout" svg:x1="4.867cm" svg:y1="4.559cm" svg:x2="4.877cm" svg:y2="7.807cm" draw:start-shape="id5" draw:start-glue-point="2" draw:end-shape="id6" svg:d="M4867 4559v1624h10v1624" svg:viewBox="0 0 11 3249">
          <text:p/>
        </draw:connector>
        <draw:connector draw:style-name="gr161" draw:text-style-name="P12" draw:layer="layout" svg:x1="4.877cm" svg:y1="11.16cm" svg:x2="4.871cm" svg:y2="14.009cm" draw:start-shape="id6" draw:end-shape="id7" draw:end-glue-point="14" svg:d="M4877 11160v1233h-6v1616" svg:viewBox="0 0 7 2850">
          <text:p/>
        </draw:connector>
        <draw:connector draw:style-name="gr161" draw:text-style-name="P12" draw:layer="layout" svg:x1="6.428cm" svg:y1="15.034cm" svg:x2="10.042cm" svg:y2="15.022cm" draw:start-shape="id7" draw:start-glue-point="7" draw:end-shape="id2" draw:end-glue-point="6" svg:d="M6428 15034h1752v-12h1862" svg:viewBox="0 0 3615 13">
          <text:p/>
        </draw:connector>
        <draw:frame draw:style-name="gr316" draw:text-style-name="P20" draw:layer="layout" svg:width="2.081cm" svg:height="0.725cm" svg:x="5.318cm" svg:y="7.477cm">
          <draw:text-box>
            <text:p text:style-name="P19">PC Real</text:p>
          </draw:text-box>
        </draw:frame>
        <draw:frame draw:style-name="gr316" draw:text-style-name="P20" draw:layer="layout" svg:width="1.946cm" svg:height="0.725cm" svg:x="6.031cm" svg:y="3.286cm">
          <draw:text-box>
            <text:p text:style-name="P19">Internet</text:p>
          </draw:text-box>
        </draw:frame>
        <draw:frame draw:style-name="gr316" draw:text-style-name="P20" draw:layer="layout" svg:width="7.385cm" svg:height="0.725cm" svg:x="1.508cm" svg:y="12.594cm">
          <draw:text-box>
            <text:p text:style-name="P19">eth0=tap,192.168.10.1,192.168.10.2</text:p>
          </draw:text-box>
        </draw:frame>
        <draw:frame draw:style-name="gr316" draw:text-style-name="P20" draw:layer="layout" svg:width="4.515cm" svg:height="0.725cm" svg:x="4.048cm" svg:y="16.912cm">
          <draw:text-box>
            <text:p text:style-name="P19">pc1 – eth1 = 10.1.1.1</text:p>
          </draw:text-box>
        </draw:frame>
        <draw:frame draw:style-name="gr316" draw:text-style-name="P20" draw:layer="layout" svg:width="4.515cm" svg:height="0.725cm" svg:x="15.224cm" svg:y="5.445cm">
          <draw:text-box>
            <text:p text:style-name="P19">pc2 – eth0 = 10.1.1.2</text:p>
          </draw:text-box>
        </draw:frame>
        <draw:frame draw:style-name="gr316" draw:text-style-name="P20" draw:layer="layout" svg:width="4.515cm" svg:height="0.725cm" svg:x="15.179cm" svg:y="10.054cm">
          <draw:text-box>
            <text:p text:style-name="P19">pc3 – eth0 = 10.1.1.3</text:p>
          </draw:text-box>
        </draw:frame>
        <draw:frame draw:style-name="gr316" draw:text-style-name="P20" draw:layer="layout" svg:width="4.515cm" svg:height="0.725cm" svg:x="15.097cm" svg:y="14.716cm">
          <draw:text-box>
            <text:p text:style-name="P19">pc4 – eth0 = 10.1.1.4</text:p>
          </draw:text-box>
        </draw:frame>
        <draw:frame draw:style-name="gr316" draw:text-style-name="P20" draw:layer="layout" svg:width="1.679cm" svg:height="0.725cm" svg:x="10.144cm" svg:y="16.023cm">
          <draw:text-box>
            <text:p text:style-name="P19">swit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0:31:03.824507730</meta:creation-date>
    <dc:date>2018-04-09T11:14:59.565128113</dc:date>
    <meta:editing-duration>PT2M9S</meta:editing-duration>
    <meta:editing-cycles>2</meta:editing-cycles>
    <meta:generator>LibreOffice/6.0.2.1$Linux_X86_64 LibreOffice_project/00m0$Build-1</meta:generator>
    <meta:document-statistic meta:object-count="364"/>
  </office:meta>
</office:document-meta>
</file>